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justify"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P2" style:family="paragraph" style:parent-style-name="Standard">
      <style:paragraph-properties fo:text-align="justify" fo:break-before="auto" fo:line-height="115%" style:writing-mode="lr-tb"/>
    </style:style>
    <style:style style:name="T2_1" style:family="text"/>
    <style:style style:name="P3" style:family="paragraph" style:parent-style-name="Standard">
      <style:paragraph-properties fo:text-align="justify"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P4" style:family="paragraph" style:parent-style-name="Standard">
      <style:paragraph-properties fo:text-align="justify" fo:break-before="auto" fo:line-height="115%" style:writing-mode="lr-tb"/>
    </style:style>
    <style:style style:name="T4_1" style:family="text"/>
    <style:style style:name="P5" style:family="paragraph" style:parent-style-name="Standard">
      <style:paragraph-properties fo:text-align="justify" fo:break-before="auto" fo:line-height="115%" style:writing-mode="lr-tb"/>
    </style:style>
    <style:style style:name="T5_1" style:family="text"/>
    <style:style style:name="P6" style:family="paragraph" style:parent-style-name="Standard">
      <style:paragraph-properties fo:text-align="justify" fo:break-before="auto" fo:text-indent="1.235cm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T6_37" style:family="text"/>
    <style:style style:name="T6_38" style:family="text"/>
    <style:style style:name="T6_39" style:family="text"/>
    <style:style style:name="T6_40" style:family="text"/>
    <style:style style:name="T6_41" style:family="text"/>
    <style:style style:name="T6_42" style:family="text"/>
    <style:style style:name="T6_43" style:family="text"/>
    <style:style style:name="T6_44" style:family="text"/>
    <style:style style:name="T6_45" style:family="text"/>
    <style:style style:name="T6_46" style:family="text"/>
    <style:style style:name="T6_47" style:family="text"/>
    <style:style style:name="T6_48" style:family="text"/>
    <style:style style:name="T6_49" style:family="text"/>
    <style:style style:name="T6_50" style:family="text"/>
    <style:style style:name="T6_51" style:family="text"/>
    <style:style style:name="T6_52" style:family="text"/>
    <style:style style:name="T6_53" style:family="text"/>
    <style:style style:name="T6_54" style:family="text"/>
    <style:style style:name="T6_55" style:family="text"/>
    <style:style style:name="T6_56" style:family="text"/>
    <style:style style:name="T6_57" style:family="text"/>
    <style:style style:name="T6_58" style:family="text"/>
    <style:style style:name="T6_59" style:family="text"/>
    <style:style style:name="T6_60" style:family="text"/>
    <style:style style:name="T6_61" style:family="text"/>
    <style:style style:name="T6_62" style:family="text"/>
    <style:style style:name="T6_63" style:family="text"/>
    <style:style style:name="T6_64" style:family="text"/>
    <style:style style:name="T6_65" style:family="text"/>
    <style:style style:name="T6_66" style:family="text"/>
    <style:style style:name="T6_67" style:family="text"/>
    <style:style style:name="T6_68" style:family="text"/>
    <style:style style:name="T6_69" style:family="text"/>
    <style:style style:name="T6_70" style:family="text"/>
    <style:style style:name="T6_71" style:family="text"/>
    <style:style style:name="T6_72" style:family="text"/>
    <style:style style:name="P7" style:family="paragraph" style:parent-style-name="Standard">
      <style:paragraph-properties fo:text-align="justify" fo:break-before="auto" fo:text-indent="1.235cm" fo:line-height="115%" style:writing-mode="lr-tb"/>
    </style:style>
    <style:style style:name="P8" style:family="paragraph" style:parent-style-name="Standard">
      <style:paragraph-properties fo:text-align="justify" fo:break-before="auto" fo:text-indent="1.235cm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T8_33" style:family="text"/>
    <style:style style:name="T8_34" style:family="text"/>
    <style:style style:name="T8_35" style:family="text"/>
    <style:style style:name="T8_36" style:family="text"/>
    <style:style style:name="T8_37" style:family="text"/>
    <style:style style:name="T8_38" style:family="text"/>
    <style:style style:name="T8_39" style:family="text"/>
    <style:style style:name="T8_40" style:family="text"/>
    <style:style style:name="T8_41" style:family="text"/>
    <style:style style:name="T8_42" style:family="text"/>
    <style:style style:name="T8_43" style:family="text"/>
    <style:style style:name="T8_44" style:family="text"/>
    <style:style style:name="T8_45" style:family="text"/>
    <style:style style:name="T8_46" style:family="text"/>
    <style:style style:name="T8_47" style:family="text"/>
    <style:style style:name="T8_48" style:family="text"/>
    <style:style style:name="T8_49" style:family="text"/>
    <style:style style:name="T8_50" style:family="text"/>
    <style:style style:name="T8_51" style:family="text"/>
    <style:style style:name="T8_52" style:family="text"/>
    <style:style style:name="T8_53" style:family="text"/>
    <style:style style:name="T8_54" style:family="text"/>
    <style:style style:name="T8_55" style:family="text"/>
    <style:style style:name="T8_56" style:family="text"/>
    <style:style style:name="T8_57" style:family="text"/>
    <style:style style:name="T8_58" style:family="text"/>
    <style:style style:name="T8_59" style:family="text"/>
    <style:style style:name="T8_60" style:family="text"/>
    <style:style style:name="T8_61" style:family="text"/>
    <style:style style:name="T8_62" style:family="text"/>
    <style:style style:name="T8_63" style:family="text"/>
    <style:style style:name="T8_64" style:family="text"/>
    <style:style style:name="T8_65" style:family="text"/>
    <style:style style:name="T8_66" style:family="text"/>
    <style:style style:name="T8_67" style:family="text"/>
    <style:style style:name="T8_68" style:family="text"/>
    <style:style style:name="T8_69" style:family="text"/>
    <style:style style:name="T8_70" style:family="text"/>
    <style:style style:name="T8_71" style:family="text"/>
    <style:style style:name="T8_72" style:family="text"/>
    <style:style style:name="T8_73" style:family="text"/>
    <style:style style:name="T8_74" style:family="text"/>
    <style:style style:name="T8_75" style:family="text"/>
    <style:style style:name="T8_76" style:family="text"/>
    <style:style style:name="T8_77" style:family="text"/>
    <style:style style:name="T8_78" style:family="text"/>
    <style:style style:name="T8_79" style:family="text"/>
    <style:style style:name="T8_80" style:family="text"/>
    <style:style style:name="T8_81" style:family="text"/>
    <style:style style:name="T8_82" style:family="text"/>
    <style:style style:name="T8_83" style:family="text"/>
    <style:style style:name="T8_84" style:family="text"/>
    <style:style style:name="T8_85" style:family="text"/>
    <style:style style:name="T8_86" style:family="text"/>
    <style:style style:name="T8_87" style:family="text"/>
    <style:style style:name="T8_88" style:family="text"/>
    <style:style style:name="T8_89" style:family="text"/>
    <style:style style:name="T8_90" style:family="text"/>
    <style:style style:name="T8_91" style:family="text"/>
    <style:style style:name="T8_92" style:family="text"/>
    <style:style style:name="P9" style:family="paragraph" style:parent-style-name="Standard">
      <style:paragraph-properties fo:text-align="justify" fo:break-before="auto" fo:text-indent="1.235cm" fo:line-height="115%" style:writing-mode="lr-tb"/>
    </style:style>
    <style:style style:name="T9_1" style:family="text"/>
    <style:style style:name="P10" style:family="paragraph" style:parent-style-name="Standard">
      <style:paragraph-properties fo:text-align="justify" fo:break-before="auto" fo:text-indent="1.235cm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P11" style:family="paragraph" style:parent-style-name="Standard">
      <style:paragraph-properties fo:text-align="justify" fo:break-before="auto" fo:text-indent="1.235cm" fo:line-height="115%" style:writing-mode="lr-tb"/>
    </style:style>
    <style:style style:name="T11_1" style:family="text"/>
    <style:style style:name="P12" style:family="paragraph" style:parent-style-name="Standard">
      <style:paragraph-properties fo:text-align="justify" fo:break-before="auto" fo:text-indent="1.235cm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P13" style:family="paragraph" style:parent-style-name="Standard">
      <style:paragraph-properties fo:text-align="justify" fo:break-before="auto" fo:text-indent="1.235cm" fo:line-height="115%" style:writing-mode="lr-tb"/>
    </style:style>
    <style:style style:name="T13_1" style:family="text"/>
    <style:style style:name="P14" style:family="paragraph" style:parent-style-name="Standard">
      <style:paragraph-properties fo:text-align="justify" fo:break-before="auto" fo:text-indent="1.235cm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T14_35" style:family="text"/>
    <style:style style:name="T14_36" style:family="text"/>
    <style:style style:name="T14_37" style:family="text"/>
    <style:style style:name="T14_38" style:family="text"/>
    <style:style style:name="T14_39" style:family="text"/>
    <style:style style:name="T14_40" style:family="text"/>
    <style:style style:name="T14_41" style:family="text"/>
    <style:style style:name="T14_42" style:family="text"/>
    <style:style style:name="T14_43" style:family="text"/>
    <style:style style:name="T14_44" style:family="text"/>
    <style:style style:name="T14_45" style:family="text"/>
    <style:style style:name="T14_46" style:family="text"/>
    <style:style style:name="T14_47" style:family="text"/>
    <style:style style:name="T14_48" style:family="text"/>
    <style:style style:name="T14_49" style:family="text"/>
    <style:style style:name="T14_50" style:family="text"/>
    <style:style style:name="T14_51" style:family="text"/>
    <style:style style:name="T14_52" style:family="text"/>
    <style:style style:name="T14_53" style:family="text"/>
    <style:style style:name="T14_54" style:family="text"/>
    <style:style style:name="T14_55" style:family="text"/>
    <style:style style:name="T14_56" style:family="text"/>
    <style:style style:name="T14_57" style:family="text"/>
    <style:style style:name="T14_58" style:family="text"/>
    <style:style style:name="T14_59" style:family="text"/>
    <style:style style:name="T14_60" style:family="text"/>
    <style:style style:name="T14_61" style:family="text"/>
    <style:style style:name="T14_62" style:family="text"/>
    <style:style style:name="T14_63" style:family="text"/>
    <style:style style:name="T14_64" style:family="text"/>
    <style:style style:name="T14_65" style:family="text"/>
    <style:style style:name="T14_66" style:family="text"/>
    <style:style style:name="T14_67" style:family="text"/>
    <style:style style:name="T14_68" style:family="text"/>
    <style:style style:name="T14_69" style:family="text"/>
    <style:style style:name="T14_70" style:family="text"/>
    <style:style style:name="T14_71" style:family="text"/>
    <style:style style:name="T14_72" style:family="text"/>
    <style:style style:name="T14_73" style:family="text"/>
    <style:style style:name="T14_74" style:family="text"/>
    <style:style style:name="T14_75" style:family="text"/>
    <style:style style:name="T14_76" style:family="text"/>
    <style:style style:name="T14_77" style:family="text"/>
    <style:style style:name="T14_78" style:family="text"/>
    <style:style style:name="T14_79" style:family="text"/>
    <style:style style:name="T14_80" style:family="text"/>
    <style:style style:name="T14_81" style:family="text"/>
    <style:style style:name="T14_82" style:family="text"/>
    <style:style style:name="T14_83" style:family="text"/>
    <style:style style:name="T14_84" style:family="text"/>
    <style:style style:name="P15" style:family="paragraph" style:parent-style-name="Standard">
      <style:paragraph-properties fo:text-align="justify" fo:break-before="auto" fo:text-indent="1.235cm" fo:line-height="115%" style:writing-mode="lr-tb"/>
    </style:style>
    <style:style style:name="T15_1" style:family="text"/>
    <style:style style:name="P16" style:family="paragraph" style:parent-style-name="Standard">
      <style:paragraph-properties fo:text-align="justify" fo:break-before="auto" fo:text-indent="1.235cm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/>
    <style:style style:name="T16_34" style:family="text"/>
    <style:style style:name="T16_35" style:family="text"/>
    <style:style style:name="T16_36" style:family="text"/>
    <style:style style:name="T16_37" style:family="text"/>
    <style:style style:name="T16_38" style:family="text"/>
    <style:style style:name="T16_39" style:family="text"/>
    <style:style style:name="T16_40" style:family="text"/>
    <style:style style:name="T16_41" style:family="text"/>
    <style:style style:name="T16_42" style:family="text"/>
    <style:style style:name="T16_43" style:family="text"/>
    <style:style style:name="T16_44" style:family="text"/>
    <style:style style:name="T16_45" style:family="text"/>
    <style:style style:name="T16_46" style:family="text"/>
    <style:style style:name="T16_47" style:family="text"/>
    <style:style style:name="T16_48" style:family="text"/>
    <style:style style:name="T16_49" style:family="text"/>
    <style:style style:name="T16_50" style:family="text"/>
    <style:style style:name="T16_51" style:family="text"/>
    <style:style style:name="T16_52" style:family="text"/>
    <style:style style:name="T16_53" style:family="text"/>
    <style:style style:name="T16_54" style:family="text"/>
    <style:style style:name="T16_55" style:family="text"/>
    <style:style style:name="T16_56" style:family="text"/>
    <style:style style:name="T16_57" style:family="text"/>
    <style:style style:name="T16_58" style:family="text"/>
    <style:style style:name="T16_59" style:family="text"/>
    <style:style style:name="T16_60" style:family="text"/>
    <style:style style:name="T16_61" style:family="text"/>
    <style:style style:name="T16_62" style:family="text"/>
    <style:style style:name="T16_63" style:family="text"/>
    <style:style style:name="T16_64" style:family="text"/>
    <style:style style:name="T16_65" style:family="text"/>
    <style:style style:name="T16_66" style:family="text"/>
    <style:style style:name="T16_67" style:family="text"/>
    <style:style style:name="T16_68" style:family="text"/>
    <style:style style:name="T16_69" style:family="text"/>
    <style:style style:name="T16_70" style:family="text"/>
    <style:style style:name="T16_71" style:family="text"/>
    <style:style style:name="T16_72" style:family="text"/>
    <style:style style:name="T16_73" style:family="text"/>
    <style:style style:name="T16_74" style:family="text"/>
    <style:style style:name="T16_75" style:family="text"/>
    <style:style style:name="T16_76" style:family="text"/>
    <style:style style:name="T16_77" style:family="text"/>
    <style:style style:name="T16_78" style:family="text"/>
    <style:style style:name="T16_79" style:family="text"/>
    <style:style style:name="T16_80" style:family="text"/>
    <style:style style:name="T16_81" style:family="text"/>
    <style:style style:name="T16_82" style:family="text"/>
    <style:style style:name="T16_83" style:family="text"/>
    <style:style style:name="T16_84" style:family="text"/>
    <style:style style:name="T16_85" style:family="text"/>
    <style:style style:name="T16_86" style:family="text"/>
    <style:style style:name="T16_87" style:family="text"/>
    <style:style style:name="T16_88" style:family="text"/>
    <style:style style:name="T16_89" style:family="text"/>
    <style:style style:name="T16_90" style:family="text"/>
    <style:style style:name="T16_91" style:family="text"/>
    <style:style style:name="T16_92" style:family="text"/>
    <style:style style:name="T16_93" style:family="text"/>
    <style:style style:name="T16_94" style:family="text"/>
    <style:style style:name="T16_95" style:family="text"/>
    <style:style style:name="T16_96" style:family="text"/>
    <style:style style:name="T16_97" style:family="text"/>
    <style:style style:name="T16_98" style:family="text"/>
    <style:style style:name="T16_99" style:family="text"/>
    <style:style style:name="T16_100" style:family="text"/>
    <style:style style:name="T16_101" style:family="text"/>
    <style:style style:name="T16_102" style:family="text"/>
    <style:style style:name="T16_103" style:family="text"/>
    <style:style style:name="T16_104" style:family="text"/>
    <style:style style:name="T16_105" style:family="text"/>
    <style:style style:name="T16_106" style:family="text"/>
    <style:style style:name="T16_107" style:family="text"/>
    <style:style style:name="T16_108" style:family="text"/>
    <style:style style:name="T16_109" style:family="text"/>
    <style:style style:name="T16_110" style:family="text"/>
    <style:style style:name="T16_111" style:family="text"/>
    <style:style style:name="T16_112" style:family="text"/>
    <style:style style:name="T16_113" style:family="text"/>
    <style:style style:name="T16_114" style:family="text"/>
    <style:style style:name="T16_115" style:family="text"/>
    <style:style style:name="T16_116" style:family="text"/>
    <style:style style:name="T16_117" style:family="text"/>
    <style:style style:name="T16_118" style:family="text"/>
    <style:style style:name="T16_119" style:family="text"/>
    <style:style style:name="T16_120" style:family="text"/>
    <style:style style:name="T16_121" style:family="text"/>
    <style:style style:name="T16_122" style:family="text"/>
    <style:style style:name="P17" style:family="paragraph" style:parent-style-name="Standard">
      <style:paragraph-properties fo:text-align="justify" fo:break-before="auto" fo:text-indent="1.235cm" fo:line-height="115%" style:writing-mode="lr-tb"/>
    </style:style>
    <style:style style:name="T17_1" style:family="text"/>
    <style:style style:name="P18" style:family="paragraph" style:parent-style-name="Standard">
      <style:paragraph-properties fo:text-align="justify" fo:break-before="auto" fo:text-indent="1.235cm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T18_26" style:family="text"/>
    <style:style style:name="T18_27" style:family="text"/>
    <style:style style:name="T18_28" style:family="text"/>
    <style:style style:name="T18_29" style:family="text"/>
    <style:style style:name="T18_30" style:family="text"/>
    <style:style style:name="T18_31" style:family="text"/>
    <style:style style:name="T18_32" style:family="text"/>
    <style:style style:name="T18_33" style:family="text"/>
    <style:style style:name="T18_34" style:family="text"/>
    <style:style style:name="T18_35" style:family="text"/>
    <style:style style:name="T18_36" style:family="text"/>
    <style:style style:name="T18_37" style:family="text"/>
    <style:style style:name="T18_38" style:family="text"/>
    <style:style style:name="T18_39" style:family="text"/>
    <style:style style:name="T18_40" style:family="text"/>
    <style:style style:name="T18_41" style:family="text"/>
    <style:style style:name="T18_42" style:family="text"/>
    <style:style style:name="T18_43" style:family="text"/>
    <style:style style:name="T18_44" style:family="text"/>
    <style:style style:name="P19" style:family="paragraph" style:parent-style-name="Standard">
      <style:paragraph-properties fo:text-align="justify" fo:break-before="auto" fo:text-indent="1.235cm" fo:line-height="115%" style:writing-mode="lr-tb"/>
    </style:style>
    <style:style style:name="T19_1" style:family="text"/>
    <style:style style:name="P20" style:family="paragraph" style:parent-style-name="Standard">
      <style:paragraph-properties fo:text-align="justify" fo:break-before="auto" fo:text-indent="1.235cm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T20_35" style:family="text"/>
    <style:style style:name="T20_36" style:family="text"/>
    <style:style style:name="T20_37" style:family="text"/>
    <style:style style:name="T20_38" style:family="text"/>
    <style:style style:name="T20_39" style:family="text"/>
    <style:style style:name="T20_40" style:family="text"/>
    <style:style style:name="T20_41" style:family="text"/>
    <style:style style:name="T20_42" style:family="text"/>
    <style:style style:name="T20_43" style:family="text"/>
    <style:style style:name="T20_44" style:family="text"/>
    <style:style style:name="T20_45" style:family="text"/>
    <style:style style:name="T20_46" style:family="text"/>
    <style:style style:name="T20_47" style:family="text"/>
    <style:style style:name="T20_48" style:family="text"/>
    <style:style style:name="T20_49" style:family="text"/>
    <style:style style:name="T20_50" style:family="text"/>
    <style:style style:name="T20_51" style:family="text"/>
    <style:style style:name="T20_52" style:family="text"/>
    <style:style style:name="T20_53" style:family="text"/>
    <style:style style:name="T20_54" style:family="text"/>
    <style:style style:name="T20_55" style:family="text"/>
    <style:style style:name="T20_56" style:family="text"/>
    <style:style style:name="T20_57" style:family="text"/>
    <style:style style:name="T20_58" style:family="text"/>
    <style:style style:name="T20_59" style:family="text"/>
    <style:style style:name="T20_60" style:family="text"/>
    <style:style style:name="T20_61" style:family="text"/>
    <style:style style:name="T20_62" style:family="text"/>
    <style:style style:name="T20_63" style:family="text"/>
    <style:style style:name="T20_64" style:family="text"/>
    <style:style style:name="T20_65" style:family="text"/>
    <style:style style:name="T20_66" style:family="text"/>
    <style:style style:name="T20_67" style:family="text"/>
    <style:style style:name="T20_68" style:family="text"/>
    <style:style style:name="T20_69" style:family="text"/>
    <style:style style:name="T20_70" style:family="text"/>
    <style:style style:name="T20_71" style:family="text"/>
    <style:style style:name="T20_72" style:family="text"/>
    <style:style style:name="T20_73" style:family="text"/>
    <style:style style:name="T20_74" style:family="text"/>
    <style:style style:name="T20_75" style:family="text"/>
    <style:style style:name="T20_76" style:family="text"/>
    <style:style style:name="T20_77" style:family="text"/>
    <style:style style:name="T20_78" style:family="text"/>
    <style:style style:name="T20_79" style:family="text"/>
    <style:style style:name="T20_80" style:family="text"/>
    <style:style style:name="T20_81" style:family="text"/>
    <style:style style:name="T20_82" style:family="text"/>
    <style:style style:name="T20_83" style:family="text"/>
    <style:style style:name="T20_84" style:family="text"/>
    <style:style style:name="T20_85" style:family="text"/>
    <style:style style:name="T20_86" style:family="text"/>
    <style:style style:name="T20_87" style:family="text"/>
    <style:style style:name="T20_88" style:family="text"/>
    <style:style style:name="T20_89" style:family="text"/>
    <style:style style:name="T20_90" style:family="text"/>
    <style:style style:name="T20_91" style:family="text"/>
    <style:style style:name="T20_92" style:family="text"/>
    <style:style style:name="T20_93" style:family="text"/>
    <style:style style:name="T20_94" style:family="text"/>
    <style:style style:name="T20_95" style:family="text"/>
    <style:style style:name="T20_96" style:family="text"/>
    <style:style style:name="T20_97" style:family="text"/>
    <style:style style:name="T20_98" style:family="text"/>
    <style:style style:name="T20_99" style:family="text"/>
    <style:style style:name="T20_100" style:family="text"/>
    <style:style style:name="T20_101" style:family="text"/>
    <style:style style:name="T20_102" style:family="text"/>
    <style:style style:name="T20_103" style:family="text"/>
    <style:style style:name="T20_104" style:family="text"/>
    <style:style style:name="T20_105" style:family="text"/>
    <style:style style:name="T20_106" style:family="text"/>
    <style:style style:name="T20_107" style:family="text"/>
    <style:style style:name="T20_108" style:family="text"/>
    <style:style style:name="T20_109" style:family="text"/>
    <style:style style:name="T20_110" style:family="text"/>
    <style:style style:name="T20_111" style:family="text"/>
    <style:style style:name="T20_112" style:family="text"/>
    <style:style style:name="T20_113" style:family="text"/>
    <style:style style:name="T20_114" style:family="text"/>
    <style:style style:name="T20_115" style:family="text"/>
    <style:style style:name="T20_116" style:family="text"/>
    <style:style style:name="T20_117" style:family="text"/>
    <style:style style:name="T20_118" style:family="text"/>
    <style:style style:name="T20_119" style:family="text"/>
    <style:style style:name="T20_120" style:family="text"/>
    <style:style style:name="T20_121" style:family="text"/>
    <style:style style:name="T20_122" style:family="text"/>
    <style:style style:name="T20_123" style:family="text"/>
    <style:style style:name="T20_124" style:family="text"/>
    <style:style style:name="T20_125" style:family="text"/>
    <style:style style:name="T20_126" style:family="text"/>
    <style:style style:name="T20_127" style:family="text"/>
    <style:style style:name="T20_128" style:family="text"/>
    <style:style style:name="T20_129" style:family="text"/>
    <style:style style:name="T20_130" style:family="text"/>
    <style:style style:name="T20_131" style:family="text"/>
    <style:style style:name="T20_132" style:family="text"/>
    <style:style style:name="T20_133" style:family="text"/>
    <style:style style:name="T20_134" style:family="text"/>
    <style:style style:name="T20_135" style:family="text"/>
    <style:style style:name="T20_136" style:family="text"/>
    <style:style style:name="T20_137" style:family="text"/>
    <style:style style:name="T20_138" style:family="text"/>
    <style:style style:name="T20_139" style:family="text"/>
    <style:style style:name="T20_140" style:family="text"/>
    <style:style style:name="T20_141" style:family="text"/>
    <style:style style:name="T20_142" style:family="text"/>
    <style:style style:name="T20_143" style:family="text"/>
    <style:style style:name="T20_144" style:family="text"/>
    <style:style style:name="T20_145" style:family="text"/>
    <style:style style:name="T20_146" style:family="text"/>
    <style:style style:name="T20_147" style:family="text"/>
    <style:style style:name="T20_148" style:family="text"/>
    <style:style style:name="T20_149" style:family="text"/>
    <style:style style:name="T20_150" style:family="text"/>
    <style:style style:name="T20_151" style:family="text"/>
    <style:style style:name="T20_152" style:family="text"/>
    <style:style style:name="T20_153" style:family="text"/>
    <style:style style:name="T20_154" style:family="text"/>
    <style:style style:name="T20_155" style:family="text"/>
    <style:style style:name="T20_156" style:family="text"/>
    <style:style style:name="T20_157" style:family="text"/>
    <style:style style:name="T20_158" style:family="text"/>
    <style:style style:name="T20_159" style:family="text"/>
    <style:style style:name="T20_160" style:family="text"/>
    <style:style style:name="T20_161" style:family="text"/>
    <style:style style:name="T20_162" style:family="text"/>
    <style:style style:name="T20_163" style:family="text"/>
    <style:style style:name="T20_164" style:family="text"/>
    <style:style style:name="T20_165" style:family="text"/>
    <style:style style:name="T20_166" style:family="text"/>
    <style:style style:name="T20_167" style:family="text"/>
    <style:style style:name="T20_168" style:family="text"/>
    <style:style style:name="T20_169" style:family="text"/>
    <style:style style:name="T20_170" style:family="text"/>
    <style:style style:name="T20_171" style:family="text"/>
    <style:style style:name="T20_172" style:family="text"/>
    <style:style style:name="T20_173" style:family="text"/>
    <style:style style:name="T20_174" style:family="text"/>
    <style:style style:name="T20_175" style:family="text"/>
    <style:style style:name="T20_176" style:family="text"/>
    <style:style style:name="T20_177" style:family="text"/>
    <style:style style:name="T20_178" style:family="text"/>
    <style:style style:name="P21" style:family="paragraph" style:parent-style-name="Standard">
      <style:paragraph-properties fo:text-align="justify" fo:break-before="auto" fo:text-indent="1.235cm" fo:line-height="115%" style:writing-mode="lr-tb"/>
    </style:style>
    <style:style style:name="T21_1" style:family="text"/>
    <style:style style:name="P22" style:family="paragraph" style:parent-style-name="Standard">
      <style:paragraph-properties fo:text-align="justify" fo:break-before="auto" fo:text-indent="1.235cm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T22_29" style:family="text"/>
    <style:style style:name="T22_30" style:family="text"/>
    <style:style style:name="T22_31" style:family="text"/>
    <style:style style:name="T22_32" style:family="text"/>
    <style:style style:name="T22_33" style:family="text"/>
    <style:style style:name="T22_34" style:family="text"/>
    <style:style style:name="T22_35" style:family="text"/>
    <style:style style:name="T22_36" style:family="text"/>
    <style:style style:name="T22_37" style:family="text"/>
    <style:style style:name="T22_38" style:family="text"/>
    <style:style style:name="T22_39" style:family="text"/>
    <style:style style:name="T22_40" style:family="text"/>
    <style:style style:name="T22_41" style:family="text"/>
    <style:style style:name="T22_42" style:family="text"/>
    <style:style style:name="T22_43" style:family="text"/>
    <style:style style:name="T22_44" style:family="text"/>
    <style:style style:name="T22_45" style:family="text"/>
    <style:style style:name="T22_46" style:family="text"/>
    <style:style style:name="T22_47" style:family="text"/>
    <style:style style:name="T22_48" style:family="text"/>
    <style:style style:name="T22_49" style:family="text"/>
    <style:style style:name="T22_50" style:family="text"/>
    <style:style style:name="T22_51" style:family="text"/>
    <style:style style:name="T22_52" style:family="text"/>
    <style:style style:name="T22_53" style:family="text"/>
    <style:style style:name="T22_54" style:family="text"/>
  </office:automatic-styles>
  <office:body>
    <office:text>
      <text:p text:style-name="P1"><text:span text:style-name="T1_1">Pamiętnik</text:span><text:span text:style-name="T1_2"><text:s/></text:span><text:span text:style-name="T1_3">Oficera</text:span><text:span text:style-name="T1_4"><text:s/></text:span><text:span text:style-name="T1_5">Maremachtu</text:span><text:span text:style-name="T1_6"><text:s/>12</text:span></text:p>
      <text:p text:style-name="P2"><text:span text:style-name="T2_1"><text:s/></text:span></text:p>
      <text:p text:style-name="P3"><text:span text:style-name="T3_1">Kucykowy</text:span><text:span text:style-name="T3_2"><text:s/></text:span><text:span text:style-name="T3_3">konwent</text:span><text:span text:style-name="T3_4"><text:s/>–<text:s/></text:span><text:span text:style-name="T3_5">czy</text:span><text:span text:style-name="T3_6"><text:s/></text:span><text:span text:style-name="T3_7">na</text:span><text:span text:style-name="T3_8"><text:s/></text:span><text:span text:style-name="T3_9">pewno</text:span><text:span text:style-name="T3_10"><text:s/></text:span><text:span text:style-name="T3_11">potrzebny</text:span><text:span text:style-name="T3_12">?</text:span></text:p>
      <text:p text:style-name="P4"><text:span text:style-name="T4_1"><text:s/></text:span></text:p>
      <text:p text:style-name="P5"><text:span text:style-name="T5_1"><text:s/></text:span></text:p>
      <text:p text:style-name="P6"><text:span text:style-name="T6_1">MLK</text:span><text:span text:style-name="T6_2">,<text:s/></text:span><text:span text:style-name="T6_3">czyli</text:span><text:span text:style-name="T6_4"><text:s/></text:span><text:span text:style-name="T6_5">My</text:span><text:span text:style-name="T6_6"><text:s/></text:span><text:span text:style-name="T6_7">Little</text:span><text:span text:style-name="T6_8"><text:s/></text:span><text:span text:style-name="T6_9">Konwent</text:span><text:span text:style-name="T6_10">,<text:s/></text:span><text:span text:style-name="T6_11">zbiera</text:span><text:span text:style-name="T6_12"><text:s/></text:span><text:span text:style-name="T6_13">różne</text:span><text:span text:style-name="T6_14"><text:s/></text:span><text:span text:style-name="T6_15">opinie</text:span><text:span text:style-name="T6_16">,<text:s/></text:span><text:span text:style-name="T6_17">ale</text:span><text:span text:style-name="T6_18"><text:s/></text:span><text:span text:style-name="T6_19">przeważają</text:span><text:span text:style-name="T6_20"><text:s/></text:span><text:span text:style-name="T6_21">ambiwalentne</text:span><text:span text:style-name="T6_22"><text:s/></text:span><text:span text:style-name="T6_23">połączenia</text:span><text:span text:style-name="T6_24"><text:s/></text:span><text:span text:style-name="T6_25">krytyki</text:span><text:span text:style-name="T6_26"><text:s/></text:span><text:span text:style-name="T6_27">i</text:span><text:span text:style-name="T6_28"><text:s/></text:span><text:span text:style-name="T6_29">pochwały</text:span><text:span text:style-name="T6_30">.<text:s/></text:span><text:span text:style-name="T6_31">Z</text:span><text:span text:style-name="T6_32"><text:s/></text:span><text:span text:style-name="T6_33">jednej</text:span><text:span text:style-name="T6_34"><text:s/></text:span><text:span text:style-name="T6_35">strony</text:span><text:span text:style-name="T6_36"><text:s/></text:span><text:span text:style-name="T6_37">ludzie</text:span><text:span text:style-name="T6_38"><text:s/></text:span><text:span text:style-name="T6_39">cieszą</text:span><text:span text:style-name="T6_40"><text:s/></text:span><text:span text:style-name="T6_41">się</text:span><text:span text:style-name="T6_42">,<text:s/></text:span><text:span text:style-name="T6_43">że</text:span><text:span text:style-name="T6_44"><text:s/></text:span><text:span text:style-name="T6_45">mogli</text:span><text:span text:style-name="T6_46"><text:s/></text:span><text:span text:style-name="T6_47">spotkać</text:span><text:span text:style-name="T6_48"><text:s/></text:span><text:span text:style-name="T6_49">wielu</text:span><text:span text:style-name="T6_50"><text:s/></text:span><text:span text:style-name="T6_51">kumpli</text:span><text:span text:style-name="T6_52"><text:s/></text:span><text:span text:style-name="T6_53">naraz</text:span><text:span text:style-name="T6_54">,<text:s/></text:span><text:span text:style-name="T6_55">z</text:span><text:span text:style-name="T6_56"><text:s/></text:span><text:span text:style-name="T6_57">drugiej</text:span><text:span text:style-name="T6_58"><text:s/></text:span><text:span text:style-name="T6_59">narzekają</text:span><text:span text:style-name="T6_60"><text:s/></text:span><text:span text:style-name="T6_61">na</text:span><text:span text:style-name="T6_62"><text:s/></text:span><text:span text:style-name="T6_63">organizację</text:span><text:span text:style-name="T6_64">,<text:s/></text:span><text:span text:style-name="T6_65">atrakcje</text:span><text:span text:style-name="T6_66"><text:s/></text:span><text:span text:style-name="T6_67">i</text:span><text:span text:style-name="T6_68"><text:s/></text:span><text:span text:style-name="T6_69">ich</text:span><text:span text:style-name="T6_70"><text:s/></text:span><text:span text:style-name="T6_71">wykonanie</text:span><text:span text:style-name="T6_72">.</text:span></text:p>
      <text:p text:style-name="P7"/>
      <text:p text:style-name="P8"><text:span text:style-name="T8_1">Nasuwa</text:span><text:span text:style-name="T8_2"><text:s/></text:span><text:span text:style-name="T8_3">to</text:span><text:span text:style-name="T8_4"><text:s/></text:span><text:span text:style-name="T8_5">pytanie</text:span><text:span text:style-name="T8_6">,<text:s/></text:span><text:span text:style-name="T8_7">czy</text:span><text:span text:style-name="T8_8"><text:s/></text:span><text:span text:style-name="T8_9">da</text:span><text:span text:style-name="T8_10"><text:s/></text:span><text:span text:style-name="T8_11">się</text:span><text:span text:style-name="T8_12"><text:s/></text:span><text:span text:style-name="T8_13">to</text:span><text:span text:style-name="T8_14"><text:s/></text:span><text:span text:style-name="T8_15">zrobić</text:span><text:span text:style-name="T8_16"><text:s/></text:span><text:span text:style-name="T8_17">lepiej</text:span><text:span text:style-name="T8_18">.<text:s/></text:span><text:span text:style-name="T8_19">Teoretycznie</text:span><text:span text:style-name="T8_20"><text:s/></text:span><text:span text:style-name="T8_21">się</text:span><text:span text:style-name="T8_22"><text:s/></text:span><text:span text:style-name="T8_23">da</text:span><text:span text:style-name="T8_24">,<text:s/></text:span><text:span text:style-name="T8_25">można</text:span><text:span text:style-name="T8_26"><text:s/></text:span><text:span text:style-name="T8_27">więcej</text:span><text:span text:style-name="T8_28"><text:s/></text:span><text:span text:style-name="T8_29">zainwestować</text:span><text:span text:style-name="T8_30"><text:s/></text:span><text:span text:style-name="T8_31">w</text:span><text:span text:style-name="T8_32"><text:s/></text:span><text:span text:style-name="T8_33">organizację</text:span><text:span text:style-name="T8_34">,<text:s/></text:span><text:span text:style-name="T8_35">helperów</text:span><text:span text:style-name="T8_36">,<text:s/></text:span><text:span text:style-name="T8_37">włożyć</text:span><text:span text:style-name="T8_38"><text:s/></text:span><text:span text:style-name="T8_39">w</text:span><text:span text:style-name="T8_40"><text:s/></text:span><text:span text:style-name="T8_41">to</text:span><text:span text:style-name="T8_42"><text:s/></text:span><text:span text:style-name="T8_43">więcej</text:span><text:span text:style-name="T8_44"><text:s/></text:span><text:span text:style-name="T8_45">wysiłku</text:span><text:span text:style-name="T8_46">,<text:s/></text:span><text:span text:style-name="T8_47">postarać</text:span><text:span text:style-name="T8_48"><text:s/></text:span><text:span text:style-name="T8_49">się</text:span><text:span text:style-name="T8_50"><text:s/></text:span><text:span text:style-name="T8_51">o</text:span><text:span text:style-name="T8_52"><text:s/></text:span><text:span text:style-name="T8_53">ciekawszą</text:span><text:span text:style-name="T8_54"><text:s/></text:span><text:span text:style-name="T8_55">oprawę</text:span><text:span text:style-name="T8_56">,<text:s/></text:span><text:span text:style-name="T8_57">sponsorów</text:span><text:span text:style-name="T8_58"><text:s/></text:span><text:span text:style-name="T8_59">i</text:span><text:span text:style-name="T8_60"><text:s/></text:span><text:span text:style-name="T8_61">tak</text:span><text:span text:style-name="T8_62"><text:s/></text:span><text:span text:style-name="T8_63">dalej</text:span><text:span text:style-name="T8_64">,<text:s/></text:span><text:span text:style-name="T8_65">a</text:span><text:span text:style-name="T8_66"><text:s/></text:span><text:span text:style-name="T8_67">więc</text:span><text:span text:style-name="T8_68"><text:s/></text:span><text:span text:style-name="T8_69">jest</text:span><text:span text:style-name="T8_70"><text:s/></text:span><text:span text:style-name="T8_71">możliwe</text:span><text:span text:style-name="T8_72"><text:s/></text:span><text:span text:style-name="T8_73">podjęcie</text:span><text:span text:style-name="T8_74"><text:s/></text:span><text:span text:style-name="T8_75">próby</text:span><text:span text:style-name="T8_76"><text:s/></text:span><text:span text:style-name="T8_77">zasypania</text:span><text:span text:style-name="T8_78"><text:s/></text:span><text:span text:style-name="T8_79">przepaści</text:span><text:span text:style-name="T8_80"><text:s/></text:span><text:span text:style-name="T8_81">między</text:span><text:span text:style-name="T8_82"><text:s/></text:span><text:span text:style-name="T8_83">naszymi</text:span><text:span text:style-name="T8_84"><text:s/></text:span><text:span text:style-name="T8_85">pseudokonwentami</text:span><text:span text:style-name="T8_86"><text:s/></text:span><text:span text:style-name="T8_87">a</text:span><text:span text:style-name="T8_88"><text:s/></text:span><text:span text:style-name="T8_89">standardami</text:span><text:span text:style-name="T8_90"><text:s/></text:span><text:span text:style-name="T8_91">zachodnimi</text:span><text:span text:style-name="T8_92">.</text:span></text:p>
      <text:p text:style-name="P9"><text:span text:style-name="T9_1"><text:s/></text:span></text:p>
      <text:p text:style-name="P10"><text:span text:style-name="T10_1">Załóżmy</text:span><text:span text:style-name="T10_2">,<text:s/></text:span><text:span text:style-name="T10_3">że</text:span><text:span text:style-name="T10_4"><text:s/></text:span><text:span text:style-name="T10_5">nam</text:span><text:span text:style-name="T10_6"><text:s/></text:span><text:span text:style-name="T10_7">się</text:span><text:span text:style-name="T10_8"><text:s/></text:span><text:span text:style-name="T10_9">udało</text:span><text:span text:style-name="T10_10">.</text:span></text:p>
      <text:p text:style-name="P11"><text:span text:style-name="T11_1"><text:s/></text:span></text:p>
      <text:p text:style-name="P12"><text:span text:style-name="T12_1">Ile</text:span><text:span text:style-name="T12_2"><text:s/></text:span><text:span text:style-name="T12_3">osób</text:span><text:span text:style-name="T12_4"><text:s/></text:span><text:span text:style-name="T12_5">przyjdzie</text:span><text:span text:style-name="T12_6"><text:s/></text:span><text:span text:style-name="T12_7">na</text:span><text:span text:style-name="T12_8"><text:s/></text:span><text:span text:style-name="T12_9">taką</text:span><text:span text:style-name="T12_10"><text:s/></text:span><text:span text:style-name="T12_11">imprezę</text:span><text:span text:style-name="T12_12">?<text:s/>300?<text:s/>500?<text:s/></text:span><text:span text:style-name="T12_13">A</text:span><text:span text:style-name="T12_14"><text:s/></text:span><text:span text:style-name="T12_15">może</text:span><text:span text:style-name="T12_16"><text:s/></text:span><text:span text:style-name="T12_17">niebotyczna</text:span><text:span text:style-name="T12_18"><text:s/></text:span><text:span text:style-name="T12_19">ilość</text:span><text:span text:style-name="T12_20"><text:s/>-<text:s/>600?</text:span></text:p>
      <text:p text:style-name="P13"><text:span text:style-name="T13_1"><text:s/></text:span></text:p>
      <text:p text:style-name="P14"><text:span text:style-name="T14_1">Szczerze</text:span><text:span text:style-name="T14_2"><text:s/></text:span><text:span text:style-name="T14_3">wątpię</text:span><text:span text:style-name="T14_4">.<text:s/></text:span><text:span text:style-name="T14_5">Żadne</text:span><text:span text:style-name="T14_6"><text:s/></text:span><text:span text:style-name="T14_7">MLK</text:span><text:span text:style-name="T14_8"><text:s/></text:span><text:span text:style-name="T14_9">nie</text:span><text:span text:style-name="T14_10"><text:s/></text:span><text:span text:style-name="T14_11">przekroczyło</text:span><text:span text:style-name="T14_12"><text:s/></text:span><text:span text:style-name="T14_13">liczby</text:span><text:span text:style-name="T14_14"><text:s/>500<text:s/></text:span><text:span text:style-name="T14_15">uczestników</text:span><text:span text:style-name="T14_16"><text:s/>(</text:span><text:span text:style-name="T14_17">o</text:span><text:span text:style-name="T14_18"><text:s/></text:span><text:span text:style-name="T14_19">ile</text:span><text:span text:style-name="T14_20"><text:s/></text:span><text:span text:style-name="T14_21">mi</text:span><text:span text:style-name="T14_22"><text:s/></text:span><text:span text:style-name="T14_23">wiadomo</text:span><text:span text:style-name="T14_24">),<text:s/></text:span><text:span text:style-name="T14_25">a</text:span><text:span text:style-name="T14_26"><text:s/></text:span><text:span text:style-name="T14_27">już</text:span><text:span text:style-name="T14_28"><text:s/></text:span><text:span text:style-name="T14_29">samo</text:span><text:span text:style-name="T14_30"><text:s/></text:span><text:span text:style-name="T14_31">mangowe</text:span><text:span text:style-name="T14_32"><text:s/></text:span><text:span text:style-name="T14_33">Shinobi</text:span><text:span text:style-name="T14_34"><text:s/></text:span><text:span text:style-name="T14_35">II</text:span><text:span text:style-name="T14_36">,<text:s/></text:span><text:span text:style-name="T14_37">chociaż</text:span><text:span text:style-name="T14_38"><text:s/></text:span><text:span text:style-name="T14_39">organizowane</text:span><text:span text:style-name="T14_40"><text:s/></text:span><text:span text:style-name="T14_41">pospiesznie</text:span><text:span text:style-name="T14_42">,<text:s/></text:span><text:span text:style-name="T14_43">zebrało</text:span><text:span text:style-name="T14_44"><text:s/></text:span><text:span text:style-name="T14_45">ponad</text:span><text:span text:style-name="T14_46"><text:s/>300.<text:s/></text:span><text:span text:style-name="T14_47">To</text:span><text:span text:style-name="T14_48"><text:s/></text:span><text:span text:style-name="T14_49">sugestia</text:span><text:span text:style-name="T14_50">,<text:s/></text:span><text:span text:style-name="T14_51">że</text:span><text:span text:style-name="T14_52"><text:s/></text:span><text:span text:style-name="T14_53">z</text:span><text:span text:style-name="T14_54"><text:s/></text:span><text:span text:style-name="T14_55">tymi</text:span><text:span text:style-name="T14_56"><text:s/></text:span><text:span text:style-name="T14_57">kucykowymi</text:span><text:span text:style-name="T14_58"><text:s/></text:span><text:span text:style-name="T14_59">konwentami</text:span><text:span text:style-name="T14_60"><text:s/></text:span><text:span text:style-name="T14_61">jest</text:span><text:span text:style-name="T14_62"><text:s/></text:span><text:span text:style-name="T14_63">coś</text:span><text:span text:style-name="T14_64"><text:s/></text:span><text:span text:style-name="T14_65">nie</text:span><text:span text:style-name="T14_66"><text:s/></text:span><text:span text:style-name="T14_67">tak</text:span><text:span text:style-name="T14_68">,<text:s/></text:span><text:span text:style-name="T14_69">skoro</text:span><text:span text:style-name="T14_70"><text:s/></text:span><text:span text:style-name="T14_71">MLK</text:span><text:span text:style-name="T14_72"><text:s/></text:span><text:span text:style-name="T14_73">nie</text:span><text:span text:style-name="T14_74"><text:s/></text:span><text:span text:style-name="T14_75">jest</text:span><text:span text:style-name="T14_76"><text:s/></text:span><text:span text:style-name="T14_77">w</text:span><text:span text:style-name="T14_78"><text:s/></text:span><text:span text:style-name="T14_79">stanie</text:span><text:span text:style-name="T14_80"><text:s/></text:span><text:span text:style-name="T14_81">zebrać</text:span><text:span text:style-name="T14_82"><text:s/>1000<text:s/></text:span><text:span text:style-name="T14_83">gości</text:span><text:span text:style-name="T14_84">.</text:span></text:p>
      <text:p text:style-name="P15"><text:span text:style-name="T15_1"><text:s/></text:span></text:p>
      <text:p text:style-name="P16"><text:span text:style-name="T16_1">Wynika</text:span><text:span text:style-name="T16_2"><text:s/></text:span><text:span text:style-name="T16_3">to</text:span><text:span text:style-name="T16_4"><text:s/></text:span><text:span text:style-name="T16_5">z</text:span><text:span text:style-name="T16_6"><text:s/></text:span><text:span text:style-name="T16_7">wielu</text:span><text:span text:style-name="T16_8"><text:s/></text:span><text:span text:style-name="T16_9">powodów</text:span><text:span text:style-name="T16_10">,<text:s/></text:span><text:span text:style-name="T16_11">które</text:span><text:span text:style-name="T16_12"><text:s/></text:span><text:span text:style-name="T16_13">na</text:span><text:span text:style-name="T16_14"><text:s/></text:span><text:span text:style-name="T16_15">potrzeby</text:span><text:span text:style-name="T16_16"><text:s/></text:span><text:span text:style-name="T16_17">tego</text:span><text:span text:style-name="T16_18"><text:s/></text:span><text:span text:style-name="T16_19">felietonu</text:span><text:span text:style-name="T16_20"><text:s/></text:span><text:span text:style-name="T16_21">przefiltruję</text:span><text:span text:style-name="T16_22"><text:s/></text:span><text:span text:style-name="T16_23">i</text:span><text:span text:style-name="T16_24"><text:s/></text:span><text:span text:style-name="T16_25">postaram</text:span><text:span text:style-name="T16_26"><text:s/></text:span><text:span text:style-name="T16_27">się</text:span><text:span text:style-name="T16_28"><text:s/></text:span><text:span text:style-name="T16_29">jakoś</text:span><text:span text:style-name="T16_30"><text:s/></text:span><text:span text:style-name="T16_31">streścić</text:span><text:span text:style-name="T16_32">.<text:s/></text:span><text:span text:style-name="T16_33">Po</text:span><text:span text:style-name="T16_34"><text:s/></text:span><text:span text:style-name="T16_35">pierwsze</text:span><text:span text:style-name="T16_36">,<text:s/></text:span><text:span text:style-name="T16_37">w</text:span><text:span text:style-name="T16_38"><text:s/></text:span><text:span text:style-name="T16_39">Polsce</text:span><text:span text:style-name="T16_40"><text:s/></text:span><text:span text:style-name="T16_41">mamy</text:span><text:span text:style-name="T16_42"><text:s/>1000-3000<text:s/></text:span><text:span text:style-name="T16_43">bronies</text:span><text:span text:style-name="T16_44"><text:s/></text:span><text:span text:style-name="T16_45">w</text:span><text:span text:style-name="T16_46"><text:s/></text:span><text:span text:style-name="T16_47">ogóle</text:span><text:span text:style-name="T16_48">,<text:s/></text:span><text:span text:style-name="T16_49">a</text:span><text:span text:style-name="T16_50"><text:s/></text:span><text:span text:style-name="T16_51">wiadomo</text:span><text:span text:style-name="T16_52">,<text:s/></text:span><text:span text:style-name="T16_53">że</text:span><text:span text:style-name="T16_54"><text:s/></text:span><text:span text:style-name="T16_55">nie</text:span><text:span text:style-name="T16_56"><text:s/></text:span><text:span text:style-name="T16_57">da</text:span><text:span text:style-name="T16_58"><text:s/></text:span><text:span text:style-name="T16_59">się</text:span><text:span text:style-name="T16_60">,<text:s/></text:span><text:span text:style-name="T16_61">aby</text:span><text:span text:style-name="T16_62"><text:s/></text:span><text:span text:style-name="T16_63">wszyscy</text:span><text:span text:style-name="T16_64"><text:s/></text:span><text:span text:style-name="T16_65">przyjechali</text:span><text:span text:style-name="T16_66">.<text:s/></text:span><text:span text:style-name="T16_67">Co</text:span><text:span text:style-name="T16_68"><text:s/></text:span><text:span text:style-name="T16_69">więcej</text:span><text:span text:style-name="T16_70">,<text:s/></text:span><text:span text:style-name="T16_71">wielu</text:span><text:span text:style-name="T16_72"><text:s/></text:span><text:span text:style-name="T16_73">z</text:span><text:span text:style-name="T16_74"><text:s/></text:span><text:span text:style-name="T16_75">tych</text:span><text:span text:style-name="T16_76"><text:s/></text:span><text:span text:style-name="T16_77">ludzi</text:span><text:span text:style-name="T16_78"><text:s/></text:span><text:span text:style-name="T16_79">jest</text:span><text:span text:style-name="T16_80"><text:s/></text:span><text:span text:style-name="T16_81">niepełnoletnia</text:span><text:span text:style-name="T16_82"><text:s/></text:span><text:span text:style-name="T16_83">i</text:span><text:span text:style-name="T16_84"><text:s/></text:span><text:span text:style-name="T16_85">niezamożna</text:span><text:span text:style-name="T16_86">,<text:s/></text:span><text:span text:style-name="T16_87">zatem</text:span><text:span text:style-name="T16_88"><text:s/></text:span><text:span text:style-name="T16_89">podróż</text:span><text:span text:style-name="T16_90">,<text:s/></text:span><text:span text:style-name="T16_91">zakwaterowanie</text:span><text:span text:style-name="T16_92">,<text:s/></text:span><text:span text:style-name="T16_93">nie</text:span><text:span text:style-name="T16_94"><text:s/></text:span><text:span text:style-name="T16_95">mówiąc</text:span><text:span text:style-name="T16_96"><text:s/></text:span><text:span text:style-name="T16_97">o</text:span><text:span text:style-name="T16_98"><text:s/></text:span><text:span text:style-name="T16_99">wejściówce</text:span><text:span text:style-name="T16_100">,<text:s/></text:span><text:span text:style-name="T16_101">wykraczają</text:span><text:span text:style-name="T16_102"><text:s/></text:span><text:span text:style-name="T16_103">poza</text:span><text:span text:style-name="T16_104"><text:s/></text:span><text:span text:style-name="T16_105">ich</text:span><text:span text:style-name="T16_106"><text:s/></text:span><text:span text:style-name="T16_107">możliwości</text:span><text:span text:style-name="T16_108"><text:s/></text:span><text:span text:style-name="T16_109">finansowe</text:span><text:span text:style-name="T16_110">.<text:s/></text:span><text:span text:style-name="T16_111">Mama</text:span><text:span text:style-name="T16_112"><text:s/></text:span><text:span text:style-name="T16_113">też</text:span><text:span text:style-name="T16_114"><text:s/></text:span><text:span text:style-name="T16_115">pewnie</text:span><text:span text:style-name="T16_116"><text:s/></text:span><text:span text:style-name="T16_117">nie</text:span><text:span text:style-name="T16_118"><text:s/></text:span><text:span text:style-name="T16_119">każdemu</text:span><text:span text:style-name="T16_120"><text:s/></text:span><text:span text:style-name="T16_121">pozwoli</text:span><text:span text:style-name="T16_122">.</text:span></text:p>
      <text:p text:style-name="P17"><text:span text:style-name="T17_1"><text:s/></text:span></text:p>
      <text:p text:style-name="P18"><text:span text:style-name="T18_1">Krótko</text:span><text:span text:style-name="T18_2"><text:s/></text:span><text:span text:style-name="T18_3">mówiąc</text:span><text:span text:style-name="T18_4">,<text:s/></text:span><text:span text:style-name="T18_5">target</text:span><text:span text:style-name="T18_6"><text:s/></text:span><text:span text:style-name="T18_7">konwentu</text:span><text:span text:style-name="T18_8"><text:s/></text:span><text:span text:style-name="T18_9">jest</text:span><text:span text:style-name="T18_10"><text:s/></text:span><text:span text:style-name="T18_11">zbyt</text:span><text:span text:style-name="T18_12"><text:s/></text:span><text:span text:style-name="T18_13">mały</text:span><text:span text:style-name="T18_14">.<text:s/></text:span><text:span text:style-name="T18_15">Aby</text:span><text:span text:style-name="T18_16"><text:s/></text:span><text:span text:style-name="T18_17">zebrać</text:span><text:span text:style-name="T18_18"><text:s/>1000<text:s/></text:span><text:span text:style-name="T18_19">osób</text:span><text:span text:style-name="T18_20">,<text:s/></text:span><text:span text:style-name="T18_21">bylibyśmy</text:span><text:span text:style-name="T18_22"><text:s/></text:span><text:span text:style-name="T18_23">zmuszeni</text:span><text:span text:style-name="T18_24"><text:s/></text:span><text:span text:style-name="T18_25">połączyć</text:span><text:span text:style-name="T18_26"><text:s/></text:span><text:span text:style-name="T18_27">siły</text:span><text:span text:style-name="T18_28"><text:s/></text:span><text:span text:style-name="T18_29">z</text:span><text:span text:style-name="T18_30"><text:s/></text:span><text:span text:style-name="T18_31">innym</text:span><text:span text:style-name="T18_32"><text:s/></text:span><text:span text:style-name="T18_33">fandomem</text:span><text:span text:style-name="T18_34">,<text:s/></text:span><text:span text:style-name="T18_35">a</text:span><text:span text:style-name="T18_36"><text:s/></text:span><text:span text:style-name="T18_37">nie</text:span><text:span text:style-name="T18_38"><text:s/></text:span><text:span text:style-name="T18_39">każdy</text:span><text:span text:style-name="T18_40"><text:s/></text:span><text:span text:style-name="T18_41">tego</text:span><text:span text:style-name="T18_42"><text:s/></text:span><text:span text:style-name="T18_43">chce</text:span><text:span text:style-name="T18_44">.</text:span></text:p>
      <text:p text:style-name="P19"><text:span text:style-name="T19_1"><text:s/></text:span></text:p>
      <text:p text:style-name="P20"><text:span text:style-name="T20_1">Jest</text:span><text:span text:style-name="T20_2"><text:s/></text:span><text:span text:style-name="T20_3">jeszcze</text:span><text:span text:style-name="T20_4"><text:s/></text:span><text:span text:style-name="T20_5">jedna</text:span><text:span text:style-name="T20_6"><text:s/></text:span><text:span text:style-name="T20_7">sprawa</text:span><text:span text:style-name="T20_8">.<text:s/></text:span><text:span text:style-name="T20_9">Odniosłem</text:span><text:span text:style-name="T20_10"><text:s/></text:span><text:span text:style-name="T20_11">wrażenie</text:span><text:span text:style-name="T20_12">,<text:s/></text:span><text:span text:style-name="T20_13">że</text:span><text:span text:style-name="T20_14"><text:s/></text:span><text:span text:style-name="T20_15">fandom</text:span><text:span text:style-name="T20_16"><text:s/></text:span><text:span text:style-name="T20_17">zwyczajnie</text:span><text:span text:style-name="T20_18"><text:s/></text:span><text:span text:style-name="T20_19">nie</text:span><text:span text:style-name="T20_20"><text:s/></text:span><text:span text:style-name="T20_21">potrzebuje</text:span><text:span text:style-name="T20_22"><text:s/></text:span><text:span text:style-name="T20_23">lepszego</text:span><text:span text:style-name="T20_24"><text:s/></text:span><text:span text:style-name="T20_25">konwentu</text:span><text:span text:style-name="T20_26">,<text:s/></text:span><text:span text:style-name="T20_27">większego</text:span><text:span text:style-name="T20_28">,<text:s/></text:span><text:span text:style-name="T20_29">z</text:span><text:span text:style-name="T20_30"><text:s/></text:span><text:span text:style-name="T20_31">ciekawszymi</text:span><text:span text:style-name="T20_32"><text:s/></text:span><text:span text:style-name="T20_33">atrakcjami</text:span><text:span text:style-name="T20_34"><text:s/></text:span><text:span text:style-name="T20_35">i</text:span><text:span text:style-name="T20_36"><text:s/></text:span><text:span text:style-name="T20_37">lepszą</text:span><text:span text:style-name="T20_38"><text:s/></text:span><text:span text:style-name="T20_39">organizacją</text:span><text:span text:style-name="T20_40">.<text:s/></text:span><text:span text:style-name="T20_41">MLK</text:span><text:span text:style-name="T20_42"><text:s/></text:span><text:span text:style-name="T20_43">spełnia</text:span><text:span text:style-name="T20_44"><text:s/></text:span><text:span text:style-name="T20_45">wymagania</text:span><text:span text:style-name="T20_46">,<text:s/></text:span><text:span text:style-name="T20_47">gdyż</text:span><text:span text:style-name="T20_48"><text:s/></text:span><text:span text:style-name="T20_49">spełnia</text:span><text:span text:style-name="T20_50"><text:s/></text:span><text:span text:style-name="T20_51">fundamentalny</text:span><text:span text:style-name="T20_52"><text:s/></text:span><text:span text:style-name="T20_53">wymóg</text:span><text:span text:style-name="T20_54">:<text:s/></text:span><text:span text:style-name="T20_55">umożliwia</text:span><text:span text:style-name="T20_56"><text:s/></text:span><text:span text:style-name="T20_57">spotkanie</text:span><text:span text:style-name="T20_58"><text:s/></text:span><text:span text:style-name="T20_59">z</text:span><text:span text:style-name="T20_60"><text:s/></text:span><text:span text:style-name="T20_61">innymi</text:span><text:span text:style-name="T20_62"><text:s/></text:span><text:span text:style-name="T20_63">członkami</text:span><text:span text:style-name="T20_64"><text:s/></text:span><text:span text:style-name="T20_65">fandomu</text:span><text:span text:style-name="T20_66">.<text:s/></text:span><text:span text:style-name="T20_67">Pozostałe</text:span><text:span text:style-name="T20_68"><text:s/></text:span><text:span text:style-name="T20_69">rzeczy</text:span><text:span text:style-name="T20_70"><text:s/></text:span><text:span text:style-name="T20_71">to</text:span><text:span text:style-name="T20_72"><text:s/></text:span><text:span text:style-name="T20_73">już</text:span><text:span text:style-name="T20_74"><text:s/></text:span><text:span text:style-name="T20_75">dodatek</text:span><text:span text:style-name="T20_76">,<text:s/></text:span><text:span text:style-name="T20_77">zatem</text:span><text:span text:style-name="T20_78"><text:s/></text:span><text:span text:style-name="T20_79">ludzie</text:span><text:span text:style-name="T20_80"><text:s/></text:span><text:span text:style-name="T20_81">niekoniecznie</text:span><text:span text:style-name="T20_82"><text:s/></text:span><text:span text:style-name="T20_83">widzą</text:span><text:span text:style-name="T20_84"><text:s/></text:span><text:span text:style-name="T20_85">potrzebę</text:span><text:span text:style-name="T20_86"><text:s/></text:span><text:span text:style-name="T20_87">ich</text:span><text:span text:style-name="T20_88"><text:s/></text:span><text:span text:style-name="T20_89">organizacji</text:span><text:span text:style-name="T20_90"><text:s/></text:span><text:span text:style-name="T20_91">i</text:span><text:span text:style-name="T20_92"><text:s/></text:span><text:span text:style-name="T20_93">udoskonalania</text:span><text:span text:style-name="T20_94">.<text:s/></text:span><text:span text:style-name="T20_95">Różne</text:span><text:span text:style-name="T20_96"><text:s/></text:span><text:span text:style-name="T20_97">głębokie</text:span><text:span text:style-name="T20_98"><text:s/></text:span><text:span text:style-name="T20_99">i</text:span><text:span text:style-name="T20_100"><text:s/></text:span><text:span text:style-name="T20_101">ciekawe</text:span><text:span text:style-name="T20_102">,<text:s/></text:span><text:span text:style-name="T20_103">acz</text:span><text:span text:style-name="T20_104"><text:s/></text:span><text:span text:style-name="T20_105">wymagające</text:span><text:span text:style-name="T20_106"><text:s/></text:span><text:span text:style-name="T20_107">pracy</text:span><text:span text:style-name="T20_108"><text:s/></text:span><text:span text:style-name="T20_109">inicjatywy</text:span><text:span text:style-name="T20_110"><text:s/></text:span><text:span text:style-name="T20_111">w</text:span><text:span text:style-name="T20_112"><text:s/></text:span><text:span text:style-name="T20_113">tym</text:span><text:span text:style-name="T20_114"><text:s/></text:span><text:span text:style-name="T20_115">lub</text:span><text:span text:style-name="T20_116"><text:s/></text:span><text:span text:style-name="T20_117">innym</text:span><text:span text:style-name="T20_118"><text:s/></text:span><text:span text:style-name="T20_119">środowisku</text:span><text:span text:style-name="T20_120"><text:s/></text:span><text:span text:style-name="T20_121">z</text:span><text:span text:style-name="T20_122"><text:s/></text:span><text:span text:style-name="T20_123">reguły</text:span><text:span text:style-name="T20_124"><text:s/></text:span><text:span text:style-name="T20_125">nie</text:span><text:span text:style-name="T20_126"><text:s/></text:span><text:span text:style-name="T20_127">wypalają</text:span><text:span text:style-name="T20_128"><text:s/></text:span><text:span text:style-name="T20_129">z</text:span><text:span text:style-name="T20_130"><text:s/></text:span><text:span text:style-name="T20_131">powodu</text:span><text:span text:style-name="T20_132"><text:s/></text:span><text:span text:style-name="T20_133">braku</text:span><text:span text:style-name="T20_134"><text:s/></text:span><text:span text:style-name="T20_135">odpowiedniego</text:span><text:span text:style-name="T20_136"><text:s/></text:span><text:span text:style-name="T20_137">zainteresowania</text:span><text:span text:style-name="T20_138"><text:s/></text:span><text:span text:style-name="T20_139">i</text:span><text:span text:style-name="T20_140"><text:s/></text:span><text:span text:style-name="T20_141">chęci</text:span><text:span text:style-name="T20_142"><text:s/></text:span><text:span text:style-name="T20_143">współpracy</text:span><text:span text:style-name="T20_144">.<text:s/></text:span><text:span text:style-name="T20_145">Jako</text:span><text:span text:style-name="T20_146"><text:s/></text:span><text:span text:style-name="T20_147">fandom</text:span><text:span text:style-name="T20_148"><text:s/></text:span><text:span text:style-name="T20_149">preferujemy</text:span><text:span text:style-name="T20_150"><text:s/></text:span><text:span text:style-name="T20_151">podążanie</text:span><text:span text:style-name="T20_152"><text:s/></text:span><text:span text:style-name="T20_153">przetartym</text:span><text:span text:style-name="T20_154">,<text:s/></text:span><text:span text:style-name="T20_155">prostym</text:span><text:span text:style-name="T20_156"><text:s/></text:span><text:span text:style-name="T20_157">szlakiem</text:span><text:span text:style-name="T20_158"><text:s/></text:span><text:span text:style-name="T20_159">zwykłych</text:span><text:span text:style-name="T20_160"><text:s/></text:span><text:span text:style-name="T20_161">meetów</text:span><text:span text:style-name="T20_162">,<text:s/></text:span><text:span text:style-name="T20_163">a</text:span><text:span text:style-name="T20_164"><text:s/></text:span><text:span text:style-name="T20_165">MLK</text:span><text:span text:style-name="T20_166"><text:s/></text:span><text:span text:style-name="T20_167">to</text:span><text:span text:style-name="T20_168"><text:s/></text:span><text:span text:style-name="T20_169">przecież</text:span><text:span text:style-name="T20_170"><text:s/></text:span><text:span text:style-name="T20_171">meet</text:span><text:span text:style-name="T20_172">,<text:s/></text:span><text:span text:style-name="T20_173">tyle</text:span><text:span text:style-name="T20_174"><text:s/></text:span><text:span text:style-name="T20_175">że</text:span><text:span text:style-name="T20_176"><text:s/></text:span><text:span text:style-name="T20_177">duży</text:span><text:span text:style-name="T20_178">.</text:span></text:p>
      <text:p text:style-name="P21"><text:span text:style-name="T21_1"><text:s/></text:span></text:p>
      <text:p text:style-name="P22"><text:span text:style-name="T22_1">Czy</text:span><text:span text:style-name="T22_2"><text:s/></text:span><text:span text:style-name="T22_3">to</text:span><text:span text:style-name="T22_4"><text:s/></text:span><text:span text:style-name="T22_5">oznacza</text:span><text:span text:style-name="T22_6">,<text:s/></text:span><text:span text:style-name="T22_7">że</text:span><text:span text:style-name="T22_8"><text:s/></text:span><text:span text:style-name="T22_9">nie</text:span><text:span text:style-name="T22_10"><text:s/></text:span><text:span text:style-name="T22_11">warto</text:span><text:span text:style-name="T22_12"><text:s/></text:span><text:span text:style-name="T22_13">mieć</text:span><text:span text:style-name="T22_14"><text:s/></text:span><text:span text:style-name="T22_15">ambicji</text:span><text:span text:style-name="T22_16">?<text:s/></text:span><text:span text:style-name="T22_17">Nie</text:span><text:span text:style-name="T22_18"><text:s/></text:span><text:span text:style-name="T22_19">warto</text:span><text:span text:style-name="T22_20"><text:s/></text:span><text:span text:style-name="T22_21">się</text:span><text:span text:style-name="T22_22"><text:s/></text:span><text:span text:style-name="T22_23">starać</text:span><text:span text:style-name="T22_24">?<text:s/></text:span><text:span text:style-name="T22_25">Przykład</text:span><text:span text:style-name="T22_26"><text:s/></text:span><text:span text:style-name="T22_27">Tribrony</text:span><text:span text:style-name="T22_28"><text:s/></text:span><text:span text:style-name="T22_29">pokazuje</text:span><text:span text:style-name="T22_30">,<text:s/></text:span><text:span text:style-name="T22_31">że</text:span><text:span text:style-name="T22_32"><text:s/></text:span><text:span text:style-name="T22_33">warto</text:span><text:span text:style-name="T22_34">,<text:s/></text:span><text:span text:style-name="T22_35">ale</text:span><text:span text:style-name="T22_36"><text:s/></text:span><text:span text:style-name="T22_37">czy</text:span><text:span text:style-name="T22_38"><text:s/></text:span><text:span text:style-name="T22_39">na</text:span><text:span text:style-name="T22_40"><text:s/></text:span><text:span text:style-name="T22_41">pewno</text:span><text:span text:style-name="T22_42"><text:s/></text:span><text:span text:style-name="T22_43">aż</text:span><text:span text:style-name="T22_44"><text:s/></text:span><text:span text:style-name="T22_45">tak</text:span><text:span text:style-name="T22_46"><text:s/></text:span><text:span text:style-name="T22_47">bardzo</text:span><text:span text:style-name="T22_48">,<text:s/></text:span><text:span text:style-name="T22_49">aby</text:span><text:span text:style-name="T22_50"><text:s/></text:span><text:span text:style-name="T22_51">montować</text:span><text:span text:style-name="T22_52"><text:s/></text:span><text:span text:style-name="T22_53">konwent</text:span><text:span text:style-name="T22_54">?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